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ab695"/>
    </style:style>
    <style:style style:name="P2" style:family="paragraph" style:parent-style-name="Preformatted_20_Text">
      <style:paragraph-properties fo:orphans="1" style:writing-mode="lr-tb"/>
      <style:text-properties officeooo:paragraph-rsid="001ab695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ab6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Expand the analysis to include larger ranges for both systems</text:span></text:p>
      <text:p text:style-name="P2"/>
      <text:p text:style-name="P2"><text:span text:style-name="Source_20_Text"># Generate extended numbers for 432 Hz spiral (up to 100 nodes)</text:span></text:p>
      <text:p text:style-name="P2"><text:span text:style-name="Source_20_Text">extended_numbers = range(1, 101)</text:span></text:p>
      <text:p text:style-name="P2"><text:span text:style-name="Source_20_Text">x_spiral_extended, y_spiral_extended, z_spiral_extended = sinusoidal_spiral_with_frequency(extended_numbers, natural_frequencies * 2)</text:span></text:p>
      <text:p text:style-name="P2"/>
      <text:p text:style-name="P2"><text:span text:style-name="Source_20_Text"># Extend the Collatz sequence spiral for comparison</text:span></text:p>
      <text:p text:style-name="P2"><text:span text:style-name="Source_20_Text">extended_collatz_sequence = three_cycles_flat * 2 <text:s/># Repeat the sequence for extended comparison</text:span></text:p>
      <text:p text:style-name="P2"><text:span text:style-name="Source_20_Text">x_collatz_extended, y_collatz_extended, z_collatz_extended = sinusoidal_spiral(extended_collatz_sequence)</text:span></text:p>
      <text:p text:style-name="P2"/>
      <text:p text:style-name="P2"><text:span text:style-name="Source_20_Text"># Calculate angles for extended ranges</text:span></text:p>
      <text:p text:style-name="P2"><text:span text:style-name="Source_20_Text">angles_432_extended = np.arctan2(y_spiral_extended, x_spiral_extended)</text:span></text:p>
      <text:p text:style-name="P2"><text:span text:style-name="Source_20_Text">angles_432_extended_degrees = np.degrees(angles_432_extended)</text:span></text:p>
      <text:p text:style-name="P2"/>
      <text:p text:style-name="P2"><text:span text:style-name="Source_20_Text">angles_collatz_extended = np.arctan2(y_collatz_extended, x_collatz_extended)</text:span></text:p>
      <text:p text:style-name="P2"><text:span text:style-name="Source_20_Text">angles_collatz_extended_degrees = np.degrees(angles_collatz_extended)</text:span></text:p>
      <text:p text:style-name="P2"/>
      <text:p text:style-name="P2"><text:span text:style-name="Source_20_Text"># Visualization: Compare the extended angular dynamics</text:span></text:p>
      <text:p text:style-name="P2"><text:span text:style-name="Source_20_Text">plt.figure(figsize=(12, 6))</text:span></text:p>
      <text:p text:style-name="P2"><text:span text:style-name="Source_20_Text">plt.plot(range(len(angles_432_extended_degrees)), angles_432_extended_degrees, </text:span></text:p>
      <text:p text:style-name="P2"><text:span text:style-name="Source_20_Text"><text:s text:c="9"/>label="432 Hz Spiral Angles (Extended)", color="blue")</text:span></text:p>
      <text:p text:style-name="P2"><text:span text:style-name="Source_20_Text">plt.plot(range(len(angles_collatz_extended_degrees)), angles_collatz_extended_degrees[:len(angles_432_extended_degrees)], </text:span></text:p>
      <text:p text:style-name="P2"><text:span text:style-name="Source_20_Text"><text:s text:c="9"/>label="Collatz Sequence Angles (Extended)", color="red", linestyle="--")</text:span></text:p>
      <text:p text:style-name="P2"/>
      <text:p text:style-name="P2"><text:span text:style-name="Source_20_Text">plt.title("Comparison of Angular Dynamics (Extended): 432 Hz Spiral vs. Collatz Sequence", fontsize=16)</text:span></text:p>
      <text:p text:style-name="P2"><text:span text:style-name="Source_20_Text">plt.xlabel("Node Index (Progression)", fontsize=14)</text:span></text:p>
      <text:p text:style-name="P2"><text:span text:style-name="Source_20_Text">plt.ylabel("Angle (Degrees)", fontsize=14)</text:span></text:p>
      <text:p text:style-name="P2"><text:span text:style-name="Source_20_Text">plt.axhline(0, color="black", linestyle="--", alpha=0.5, label="Zero Angle"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0:07:11.152442662</meta:creation-date>
    <dc:date>2025-01-14T00:08:27.143243787</dc:date>
    <meta:editing-duration>PT1M16S</meta:editing-duration>
    <meta:editing-cycles>1</meta:editing-cycles>
    <meta:document-statistic meta:table-count="0" meta:image-count="0" meta:object-count="0" meta:page-count="1" meta:paragraph-count="25" meta:word-count="135" meta:character-count="1596" meta:non-whitespace-character-count="1467"/>
    <meta:generator>LibreOffice/24.2.7.2$Linux_X86_64 LibreOffice_project/420$Build-2</meta:generator>
  </office:meta>
</office:document-meta>
</file>